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02cm" svg:stroke-color="#d33682" draw:fill="solid" draw:fill-color="#eee8d5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width="0.102cm" svg:stroke-color="#d33682" draw:fill="solid" draw:fill-color="#586e75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2cm" fo:min-width="0cm"/>
    </style:style>
    <style:style style:name="gr6" style:family="graphic" style:parent-style-name="standard">
      <style:graphic-properties draw:stroke="solid" svg:stroke-width="0.152cm" svg:stroke-color="#cb4b16" draw:marker-start-width="0.427cm" draw:marker-end-width="0.427cm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svg:stroke-width="0.152cm" svg:stroke-color="#cb4b16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268cm" fo:min-width="0.638cm"/>
    </style:style>
    <style:style style:name="gr10" style:family="graphic" style:parent-style-name="objectwithoutfill">
      <style:graphic-properties draw:stroke="solid" svg:stroke-width="0.102cm" svg:stroke-color="#2aa198" draw:marker-end="Arrow" draw:marker-end-width="0.406cm" draw:fill="none" draw:fill-color="#ffffff" draw:textarea-vertical-align="middle"/>
    </style:style>
    <style:style style:name="gr11" style:family="graphic" style:parent-style-name="objectwithoutfill">
      <style:graphic-properties draw:stroke="solid" svg:stroke-width="0.102cm" svg:stroke-color="#268bd2" draw:marker-end="Arrow" draw:marker-end-width="0.406cm" draw:fill="none" draw:fill-color="#ffffff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13" style:family="graphic" style:parent-style-name="objectwithoutfill">
      <style:graphic-properties draw:stroke="solid" svg:stroke-width="0.102cm" svg:stroke-color="#d33682" draw:marker-start="" draw:marker-start-width="0.352cm" draw:marker-end="Arrow" draw:marker-end-width="0.458cm" draw:fill="none" draw:textarea-vertical-align="middle" fo:padding-top="0.05cm" fo:padding-bottom="0.05cm" fo:padding-left="0.175cm" fo:padding-right="0.175cm"/>
    </style:style>
    <style:style style:name="gr14" style:family="graphic" style:parent-style-name="objectwithoutfill">
      <style:graphic-properties draw:stroke="solid" svg:stroke-width="0.102cm" svg:stroke-color="#6c71c4" draw:marker-start-width="0.125cm" draw:marker-end="Arrow" draw:marker-end-width="0.33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0cm"/>
    </style:style>
    <style:style style:name="gr16" style:family="graphic" style:parent-style-name="objectwithoutfill">
      <style:graphic-properties draw:stroke="solid" svg:stroke-width="0.102cm" svg:stroke-color="#d33682" draw:marker-end="Arrow" draw:marker-end-width="0.406cm" draw:fill="none" draw:fill-color="#ffffff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2.18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df6e3" fo:font-size="32pt"/>
    </style:style>
    <style:style style:name="P3" style:family="paragraph">
      <style:paragraph-properties fo:text-align="center"/>
    </style:style>
    <style:style style:name="P4" style:family="paragraph">
      <style:text-properties fo:color="#586e75" fo:font-size="28pt" style:font-size-asian="28pt" style:font-size-complex="28pt"/>
    </style:style>
    <style:style style:name="P5" style:family="paragraph">
      <style:text-properties fo:color="#fdf6e3"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color="#eee8d5" style:font-name="Source Code Pro Medium1" fo:font-size="24pt" style:font-size-asian="24pt" style:font-size-complex="24pt"/>
    </style:style>
    <style:style style:name="P8" style:family="paragraph">
      <style:text-properties fo:color="#cb4b16"/>
    </style:style>
    <style:style style:name="P9" style:family="paragraph">
      <style:text-properties fo:color="#eee8d5"/>
    </style:style>
    <style:style style:name="P10" style:family="paragraph">
      <style:text-properties fo:color="#859900"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20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color="#eee8d5" style:font-name="Source Code Pro Medium1" fo:font-size="28pt" style:font-size-asian="28pt" style:font-size-complex="28pt"/>
    </style:style>
    <style:style style:name="P14" style:family="paragraph">
      <style:text-properties fo:color="#268bd2" fo:font-size="28pt" style:font-size-asian="28pt" style:font-size-complex="28pt"/>
    </style:style>
    <style:style style:name="P15" style:family="paragraph">
      <style:text-properties fo:color="#2aa198" fo:font-size="32pt" style:font-size-asian="32pt" style:font-size-complex="32pt"/>
    </style:style>
    <style:style style:name="P16" style:family="paragraph">
      <style:text-properties fo:color="#268bd2" fo:font-size="32pt" style:font-size-asian="32pt" style:font-size-complex="32pt"/>
    </style:style>
    <style:style style:name="P17" style:family="paragraph">
      <style:paragraph-properties fo:text-align="center"/>
      <style:text-properties fo:color="#2aa198" fo:font-size="32pt" style:font-size-asian="32pt" style:font-size-complex="32pt"/>
    </style:style>
    <style:style style:name="P18" style:family="paragraph">
      <style:text-properties fo:color="#d33682"/>
    </style:style>
    <style:style style:name="P19" style:family="paragraph">
      <style:text-properties fo:color="#6c71c4"/>
    </style:style>
    <style:style style:name="P20" style:family="paragraph">
      <style:text-properties fo:font-size="32pt"/>
    </style:style>
    <style:style style:name="P21" style:family="paragraph">
      <style:text-properties fo:color="#d33682" fo:font-size="32pt"/>
    </style:style>
    <style:style style:name="P22" style:family="paragraph">
      <style:text-properties fo:color="#6c71c4" fo:font-size="32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style:style style:name="T3" style:family="text">
      <style:text-properties fo:color="#586e75"/>
    </style:style>
    <style:style style:name="T4" style:family="text">
      <style:text-properties fo:color="#fdf6e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eee8d5" style:font-name="Source Code Pro Medium1" fo:font-size="24pt" style:font-size-asian="24pt" style:font-size-complex="24pt"/>
    </style:style>
    <style:style style:name="T7" style:family="text">
      <style:text-properties fo:color="#cb4b1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eee8d5"/>
    </style:style>
    <style:style style:name="T10" style:family="text">
      <style:text-properties fo:color="#859900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eee8d5" style:font-name="Source Code Pro Medium1" fo:font-size="28pt" style:font-size-asian="28pt" style:font-size-complex="28pt"/>
    </style:style>
    <style:style style:name="T12" style:family="text">
      <style:text-properties fo:color="#268bd2"/>
    </style:style>
    <style:style style:name="T13" style:family="text">
      <style:text-properties fo:color="#268bd2" fo:font-style="italic" style:font-style-asian="italic" style:font-style-complex="italic"/>
    </style:style>
    <style:style style:name="T14" style:family="text">
      <style:text-properties fo:color="#268bd2" fo:font-style="normal" style:font-style-asian="normal" style:font-style-complex="normal"/>
    </style:style>
    <style:style style:name="T15" style:family="text">
      <style:text-properties fo:color="#d33682"/>
    </style:style>
    <style:style style:name="T16" style:family="text">
      <style:text-properties fo:color="#6c71c4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eee8d5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eee8d5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eee8d5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eee8d5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eee8d5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eee8d5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eee8d5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eee8d5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eee8d5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eee8d5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Always default to false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Las Vegas Ruby User Group</text:span></text:p>
            <text:p><text:span text:style-name="T2">2014-01-2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Be opinionated!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There is a right way</text:p>
              </text:list-item>
              <text:list-item>
                <text:p>Consistency aids memory</text:p>
              </text:list-item>
            </text:list>
          </draw:text-box>
        </draw:frame>
        <draw:g>
          <draw:path draw:style-name="gr2" draw:text-style-name="P3" draw:layer="layout" svg:width="7.619cm" svg:height="10.159cm" svg:x="8.935cm" svg:y="9.144cm" svg:viewBox="0 0 7620 10160" svg:d="m2540 7620c0 1440 1100 2540 2540 2540-2880 0-5080-2200-5080-5080s2200-5080 5080-5080c1440 0 2540 1100 2540 2540s-1100 2540-2540 2540-2540 1100-2540 2540z">
            <text:p/>
          </draw:path>
          <draw:path draw:style-name="gr3" draw:text-style-name="P3" draw:layer="layout" svg:width="7.619cm" svg:height="10.159cm" svg:x="11.435cm" svg:y="9.144cm" svg:viewBox="0 0 7620 10160" svg:d="m5080 2540c0-1440-1100-2540-2540-2540 2880 0 5080 2200 5080 5080s-2200 5080-5080 5080c-1440 0-2540-1100-2540-2540s1100-2540 2540-2540 2540-1100 2540-2540z">
            <text:p/>
          </draw:path>
          <draw:frame draw:style-name="gr4" draw:text-style-name="P4" draw:layer="layout" svg:width="2.208cm" svg:height="1.352cm" svg:x="11.729cm" svg:y="10.332cm">
            <draw:text-box>
              <text:p text:style-name="P4"><text:span text:style-name="T3">true</text:span></text:p>
            </draw:text-box>
          </draw:frame>
          <draw:frame draw:style-name="gr4" draw:text-style-name="P5" draw:layer="layout" svg:width="2.593cm" svg:height="1.352cm" svg:x="12.692cm" svg:y="15.24cm">
            <draw:text-box>
              <text:p text:style-name="P5"><text:span text:style-name="T4">false</text:span></text:p>
            </draw:text-box>
          </draw:frame>
          <draw:frame draw:style-name="gr4" draw:text-style-name="P4" draw:layer="layout" svg:width="1.052cm" svg:height="1.352cm" svg:x="14.191cm" svg:y="10.332cm">
            <draw:text-box>
              <text:p text:style-name="P4"><text:span text:style-name="T3">1</text:span></text:p>
            </draw:text-box>
          </draw:frame>
          <draw:frame draw:style-name="gr4" draw:text-style-name="P4" draw:layer="layout" svg:width="4.74cm" svg:height="1.352cm" svg:x="10.967cm" svg:y="11.684cm">
            <draw:text-box>
              <text:p text:style-name="P4"><text:span text:style-name="T3">exception</text:span></text:p>
            </draw:text-box>
          </draw:frame>
          <draw:frame draw:style-name="gr4" draw:text-style-name="P5" draw:layer="layout" svg:width="1.052cm" svg:height="1.352cm" svg:x="15.539cm" svg:y="15.158cm">
            <draw:text-box>
              <text:p text:style-name="P5"><text:span text:style-name="T4">0</text:span></text:p>
            </draw:text-box>
          </draw:frame>
          <draw:frame draw:style-name="gr4" draw:text-style-name="P5" draw:layer="layout" svg:width="3.474cm" svg:height="1.352cm" svg:x="12.999cm" svg:y="16.936cm">
            <draw:text-box>
              <text:p text:style-name="P5"><text:span text:style-name="T4">defaul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 text:style-name="P3"><text:span text:style-name="T5">The default is already false or null in many contexts</text:span></text:p>
          </draw:text-box>
        </draw:frame>
        <draw:frame draw:style-name="gr5" draw:text-style-name="P7" draw:layer="layout" svg:width="22.373cm" svg:height="12.192cm" svg:x="2.809cm" svg:y="5.058cm">
          <draw:text-box>
            <text:p text:style-name="P6"><text:span text:style-name="T6">Ruby: @var, if x, methods, [], etc. -&gt; nil</text:span></text:p>
            <text:p text:style-name="P6"><text:span text:style-name="T6">SQL: join -&gt; NULL </text:span></text:p>
            <text:p text:style-name="P6"><text:span text:style-name="T6">Javascript: undefined</text:span></text:p>
            <text:p text:style-name="P6"><text:span text:style-name="T6">C#/Java: bool/boolean defaults false</text:span></text:p>
          </draw:text-box>
        </draw:frame>
        <draw:frame presentation:style-name="pr7" draw:text-style-name="P8" draw:layer="layout" svg:width="25.191cm" svg:height="3.507cm" svg:x="1.401cm" svg:y="11.439cm" presentation:class="title" presentation:user-transformed="true">
          <draw:text-box>
            <text:p><text:span text:style-name="T7">Originates in digital circuits?</text:span><text:span text:style-name="T7"><text:line-break/></text:span><text:span text:style-name="T7">- default is OFF</text:span></text:p>
          </draw:text-box>
        </draw:frame>
        <draw:g>
          <draw:custom-shape draw:style-name="gr6" draw:text-style-name="P3" draw:layer="layout" svg:width="3.048cm" svg:height="3.556cm" svg:x="12.725cm" svg:y="15.986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7" draw:layer="layout" svg:x1="12.725cm" svg:y1="16.848cm" svg:x2="8.915cm" svg:y2="16.848cm">
            <text:p/>
          </draw:line>
          <draw:line draw:style-name="gr7" draw:layer="layout" svg:x1="8.915cm" svg:y1="18.65cm" svg:x2="12.725cm" svg:y2="18.65cm">
            <text:p/>
          </draw:line>
          <draw:line draw:style-name="gr7" draw:layer="layout" svg:x1="15.773cm" svg:y1="17.71cm" svg:x2="19.075cm" svg:y2="17.71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ptions should be <text:span text:style-name="T8">opt in</text:span></text:p>
          </draw:text-box>
        </draw:frame>
        <draw:g>
          <draw:frame draw:style-name="gr8" draw:text-style-name="P9" draw:layer="layout" svg:width="21.152cm" svg:height="1.517cm" svg:x="3.232cm" svg:y="9.652cm">
            <draw:text-box>
              <text:p text:style-name="P9"><text:span text:style-name="T9">☐ </text:span><text:span text:style-name="T9">YES, please add me to your mailing list</text:span></text:p>
            </draw:text-box>
          </draw:frame>
          <draw:frame draw:style-name="gr9" draw:text-style-name="P10" draw:layer="layout" svg:width="1.298cm" svg:height="1.826cm" svg:x="3.204cm" svg:y="9.343cm">
            <draw:text-box>
              <text:p text:style-name="P10"><text:span text:style-name="T10">✓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Fields, variables, conditionals</text:p>
          </draw:text-box>
        </draw:frame>
        <draw:frame draw:style-name="gr5" draw:text-style-name="P13" draw:layer="layout" svg:width="19.558cm" svg:height="12.192cm" svg:x="4.216cm" svg:y="5.058cm">
          <draw:text-box>
            <text:p text:style-name="P12"><text:span text:style-name="T11"># DO THIS:</text:span></text:p>
            <text:p text:style-name="P12"><text:span text:style-name="T11">if on_mailing_list</text:span></text:p>
            <text:p text:style-name="P12"><text:span text:style-name="T11"><text:tab/></text:span><text:span text:style-name="T11">send_email</text:span></text:p>
            <text:p text:style-name="P12"><text:span text:style-name="T11">end</text:span></text:p>
            <text:p text:style-name="P12"><text:span text:style-name="T11"/></text:p>
            <text:p text:style-name="P12"><text:span text:style-name="T11"># NOT THIS:</text:span></text:p>
            <text:p text:style-name="P12"><text:span text:style-name="T11">if !on_mailing_list</text:span></text:p>
            <text:p text:style-name="P12"><text:span text:style-name="T11"><text:tab/></text:span><text:span text:style-name="T11">withhold_email</text:span></text:p>
            <text:p text:style-name="P12"><text:span text:style-name="T11">end</text:span></text:p>
          </draw:text-box>
        </draw:frame>
        <draw:path draw:style-name="gr10" draw:text-style-name="P14" draw:layer="layout" svg:width="2.956cm" svg:height="0.855cm" svg:x="14.474cm" svg:y="14.475cm" svg:viewBox="0 0 2957 856" svg:d="m2957 856c-229-252-567-329-881-389-290-55-570-142-856-208-270-62-527-183-805-207l-285-52h-130">
          <text:p/>
        </draw:path>
        <draw:frame draw:style-name="gr4" draw:text-style-name="P15" draw:layer="layout" svg:width="10.954cm" svg:height="2.783cm" draw:transform="rotate (0.240331837999619) translate (13.082cm 16.093cm)">
          <draw:text-box>
            <text:p text:style-name="P15">How would you even</text:p>
            <text:p text:style-name="P15">write that method?</text:p>
          </draw:text-box>
        </draw:frame>
        <draw:path draw:style-name="gr11" draw:text-style-name="P16" draw:layer="layout" svg:width="5.55cm" svg:height="0.752cm" svg:x="12.321cm" svg:y="7.912cm" svg:viewBox="0 0 5551 753" svg:d="m5551 0c-259 156-533 290-778 467-237 172-524 229-804 259-295 31-588 22-882 26-268 3-538-4-804 0-305 4-605-54-908-78-288-23-540-161-830-129l-259-26-260-26h-26">
          <text:p text:style-name="P15"><text:span text:style-name="T12"/></text:p>
        </draw:path>
        <draw:frame draw:style-name="gr12" draw:text-style-name="P16" draw:layer="layout" svg:width="9.8cm" svg:height="2.885cm" draw:transform="rotate (-0.194604211597367) translate (16.627cm 5.08cm)">
          <draw:text-box>
            <text:p text:style-name="P15"><text:span text:style-name="T12">Body </text:span><text:span text:style-name="T13">does not</text:span><text:span text:style-name="T14"> run</text:span></text:p>
            <text:p text:style-name="P17"><text:span text:style-name="T14">by defau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Emphasize connections</text:p>
          </draw:text-box>
        </draw:frame>
        <draw:frame draw:style-name="gr5" draw:text-style-name="P13" draw:layer="layout" svg:width="19.558cm" svg:height="12.192cm" svg:x="4.216cm" svg:y="5.058cm">
          <draw:text-box>
            <text:p text:style-name="P12"><text:span text:style-name="T11">def f</text:span></text:p>
            <text:p text:style-name="P12"><text:span text:style-name="T11"><text:tab/></text:span><text:span text:style-name="T11">if x</text:span></text:p>
            <text:p text:style-name="P12"><text:span text:style-name="T11"><text:tab/></text:span><text:span text:style-name="T11"><text:tab/></text:span><text:span text:style-name="T11">exceptional_stuff</text:span></text:p>
            <text:p text:style-name="P12"><text:span text:style-name="T11"><text:tab/></text:span><text:span text:style-name="T11">else</text:span></text:p>
            <text:p text:style-name="P12"><text:span text:style-name="T11"><text:tab/></text:span><text:span text:style-name="T11"><text:tab/></text:span><text:span text:style-name="T11">default_stuff</text:span></text:p>
            <text:p text:style-name="P12"><text:span text:style-name="T11"><text:tab/></text:span><text:span text:style-name="T11">end</text:span></text:p>
            <text:p text:style-name="P12"><text:span text:style-name="T11"><text:tab/></text:span><text:span text:style-name="T11">more_stuff</text:span></text:p>
            <text:p text:style-name="P12"><text:span text:style-name="T11">end</text:span></text:p>
          </draw:text-box>
        </draw:frame>
        <draw:path draw:style-name="gr13" draw:layer="layout" svg:width="2.629cm" svg:height="2.93cm" svg:x="12.864cm" svg:y="10.922cm" svg:viewBox="0 0 2630 2931" svg:d="m2491 0c2 280 294 534 26 830-223 245-476 440-753 596-248 140-539 165-804 260-285 102-651 166-778 493l-104 259-26 259-52 234">
          <text:p/>
        </draw:path>
        <draw:frame draw:style-name="gr8" draw:text-style-name="P18" draw:layer="layout" svg:width="8.744cm" svg:height="1.517cm" svg:x="14.986cm" svg:y="12.199cm">
          <draw:text-box>
            <text:p><text:span text:style-name="T15">The normal path</text:span></text:p>
          </draw:text-box>
        </draw:frame>
        <draw:line draw:style-name="gr14" draw:layer="layout" svg:x1="13.716cm" svg:y1="6.096cm" svg:x2="8.89cm" svg:y2="6.858cm">
          <text:p/>
        </draw:line>
        <draw:frame draw:style-name="gr8" draw:text-style-name="P19" draw:layer="layout" svg:width="8.812cm" svg:height="2.783cm" svg:x="13.794cm" svg:y="4.826cm">
          <draw:text-box>
            <text:p text:style-name="P19"><text:span text:style-name="T16">Condition and</text:span></text:p>
            <text:p text:style-name="P19"><text:span text:style-name="T16">code to handle it</text:span></text:p>
          </draw:text-box>
        </draw:frame>
        <draw:line draw:style-name="gr14" draw:layer="layout" svg:x1="13.716cm" svg:y1="7.112cm" svg:x2="11.938cm" svg:y2="7.87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8">true</text:span><text:span text:style-name="T8"> </text:span><text:span text:style-name="T5">default </text:span><text:span text:style-name="T5">complicates connections</text:span></text:p>
          </draw:text-box>
        </draw:frame>
        <draw:frame draw:style-name="gr5" draw:text-style-name="P13" draw:layer="layout" svg:width="19.558cm" svg:height="12.192cm" svg:x="4.216cm" svg:y="5.058cm">
          <draw:text-box>
            <text:p text:style-name="P12"><text:span text:style-name="T11">def f</text:span></text:p>
            <text:p text:style-name="P12"><text:span text:style-name="T11"><text:tab/></text:span><text:span text:style-name="T11">if x</text:span></text:p>
            <text:p text:style-name="P12"><text:span text:style-name="T11"><text:tab/></text:span><text:span text:style-name="T11"><text:tab/></text:span><text:span text:style-name="T11">default_stuff</text:span></text:p>
            <text:p text:style-name="P12"><text:span text:style-name="T11"><text:tab/></text:span><text:span text:style-name="T11">else</text:span></text:p>
            <text:p text:style-name="P12"><text:span text:style-name="T11"><text:tab/></text:span><text:span text:style-name="T11"><text:tab/></text:span><text:span text:style-name="T11">exceptional_stuff</text:span></text:p>
            <text:p text:style-name="P12"><text:span text:style-name="T11"><text:tab/></text:span><text:span text:style-name="T11">end</text:span></text:p>
            <text:p text:style-name="P12"><text:span text:style-name="T11"><text:tab/></text:span><text:span text:style-name="T11">more_stuff</text:span></text:p>
            <text:p text:style-name="P12"><text:span text:style-name="T11">end</text:span></text:p>
          </draw:text-box>
        </draw:frame>
        <draw:frame draw:style-name="gr15" draw:text-style-name="P21" draw:layer="layout" svg:width="8.744cm" svg:height="1.517cm" svg:x="1.67cm" svg:y="15.24cm">
          <draw:text-box>
            <text:p text:style-name="P20"><text:span text:style-name="T15">The normal path</text:span></text:p>
          </draw:text-box>
        </draw:frame>
        <draw:line draw:style-name="gr14" draw:layer="layout" svg:x1="14.732cm" svg:y1="5.842cm" svg:x2="8.89cm" svg:y2="6.858cm">
          <text:p/>
        </draw:line>
        <draw:frame draw:style-name="gr8" draw:text-style-name="P22" draw:layer="layout" svg:width="8.812cm" svg:height="2.783cm" svg:x="15.24cm" svg:y="4.583cm">
          <draw:text-box>
            <text:p text:style-name="P22"><text:span text:style-name="T16">Condition and</text:span></text:p>
            <text:p text:style-name="P22"><text:span text:style-name="T16">code to handle it</text:span></text:p>
          </draw:text-box>
        </draw:frame>
        <draw:line draw:style-name="gr14" draw:layer="layout" svg:x1="17.018cm" svg:y1="7.841cm" svg:x2="15.494cm" svg:y2="9.917cm">
          <text:p/>
        </draw:line>
        <draw:path draw:style-name="gr16" draw:text-style-name="P15" draw:layer="layout" svg:width="2.791cm" svg:height="4.98cm" svg:x="3.485cm" svg:y="8.249cm" svg:viewBox="0 0 2792 4981" svg:d="m2792 0c-248 188-556 87-830 208-253 111-538 75-778 285-253 220-570 358-804 597-208 211-329 494-363 778-32 266-20 536 52 804 79 301 314 505 441 778 146 317 421 556 596 856 159 273 330 584 649 675h52">
          <text:p/>
        </draw:path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The “guard clause” pattern</text:p>
          </draw:text-box>
        </draw:frame>
        <draw:frame draw:style-name="gr5" draw:text-style-name="P13" draw:layer="layout" svg:width="19.558cm" svg:height="12.192cm" svg:x="4.216cm" svg:y="5.058cm">
          <draw:text-box>
            <text:p text:style-name="P12"><text:span text:style-name="T11">def f</text:span></text:p>
            <text:p text:style-name="P12"><text:span text:style-name="T11"><text:tab/></text:span><text:span text:style-name="T11">return y if x</text:span></text:p>
            <text:p text:style-name="P12"><text:span text:style-name="T11"><text:tab/></text:span><text:span text:style-name="T11">default_stuff</text:span></text:p>
            <text:p text:style-name="P12"><text:span text:style-name="T11"><text:tab/></text:span><text:span text:style-name="T11">...</text:span></text:p>
            <text:p text:style-name="P12"><text:span text:style-name="T11">end</text:span></text:p>
          </draw:text-box>
        </draw:frame>
        <draw:path draw:style-name="gr13" draw:layer="layout" svg:width="2.629cm" svg:height="2.93cm" svg:x="11.176cm" svg:y="8.382cm" svg:viewBox="0 0 2630 2931" svg:d="m2491 0c2 280 294 534 26 830-223 245-476 440-753 596-248 140-539 165-804 260-285 102-651 166-778 493l-104 259-26 259-52 234">
          <text:p/>
        </draw:path>
        <draw:frame draw:style-name="gr8" draw:text-style-name="P21" draw:layer="layout" svg:width="8.744cm" svg:height="1.517cm" svg:x="14.116cm" svg:y="9.151cm">
          <draw:text-box>
            <text:p text:style-name="P20"><text:span text:style-name="T15">The normal path</text:span></text:p>
          </draw:text-box>
        </draw:frame>
        <draw:line draw:style-name="gr14" draw:layer="layout" svg:x1="15.24cm" svg:y1="5.334cm" svg:x2="10.668cm" svg:y2="6.35cm">
          <text:p/>
        </draw:line>
        <draw:frame draw:style-name="gr8" draw:text-style-name="P22" draw:layer="layout" svg:width="8.812cm" svg:height="2.783cm" svg:x="15.572cm" svg:y="4.075cm">
          <draw:text-box>
            <text:p text:style-name="P22"><text:span text:style-name="T16">Condition and</text:span></text:p>
            <text:p text:style-name="P22"><text:span text:style-name="T16">code to handle it</text:span></text:p>
          </draw:text-box>
        </draw:frame>
        <draw:line draw:style-name="gr14" draw:layer="layout" svg:x1="15.24cm" svg:y1="5.842cm" svg:x2="13.462cm" svg:y2="6.604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Further reading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<text:span text:style-name="T12"><text:a xlink:href="http://devblog.avdi.org/2012/03/23/unless-readable-else-confused/" xlink:type="simple">Unless readable else confused</text:a></text:span><text:span text:style-name="T12"> </text:span><text:span text:style-name="T9">- @avd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eee8d5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eee8d5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eee8d5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eee8d5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eee8d5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eee8d5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eee8d5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eee8d5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eee8d5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eee8d5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8d5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8DT1H50M3S</meta:editing-duration>
    <meta:editing-cycles>260</meta:editing-cycles>
    <dc:date>2014-01-27T23:57:04.941000000</dc:date>
    <meta:generator>LibreOffice/4.1.4.2$Windows_x86 LibreOffice_project/0a0440ccc0227ad9829de5f46be37cfb6edcf72</meta:generator>
    <meta:document-statistic meta:object-count="93"/>
  </office:meta>
</office:document-meta>
</file>